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ans-serif"/>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line-height="200%"/>
      <style:text-properties officeooo:rsid="0003b2d0" officeooo:paragraph-rsid="0003b2d0"/>
    </style:style>
    <style:style style:name="P2" style:family="paragraph" style:parent-style-name="Standard">
      <style:paragraph-properties fo:line-height="200%"/>
      <style:text-properties officeooo:rsid="0008634f" officeooo:paragraph-rsid="0008634f"/>
    </style:style>
    <style:style style:name="P3" style:family="paragraph" style:parent-style-name="Standard">
      <style:paragraph-properties fo:line-height="200%"/>
      <style:text-properties officeooo:paragraph-rsid="0006fbec"/>
    </style:style>
    <style:style style:name="P4" style:family="paragraph" style:parent-style-name="Standard">
      <style:paragraph-properties fo:line-height="200%"/>
      <style:text-properties officeooo:rsid="0003b2d0" officeooo:paragraph-rsid="0003b2d0"/>
    </style:style>
    <style:style style:name="T1" style:family="text">
      <style:text-properties officeooo:rsid="0003b2d0"/>
    </style:style>
    <style:style style:name="T2" style:family="text">
      <style:text-properties fo:font-variant="normal" fo:text-transform="none" fo:color="#333333" style:font-name="Nimbus Roman No9 L" fo:font-size="13pt" fo:letter-spacing="normal" fo:font-style="normal" fo:font-weight="normal" officeooo:rsid="0008634f" style:font-size-asian="13pt" style:font-size-complex="13pt"/>
    </style:style>
    <style:style style:name="T3" style:family="text">
      <style:text-properties officeooo:rsid="0008634f"/>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teven Paustian</text:p>
      <text:p text:style-name="P1">CSE 489</text:p>
      <text:p text:style-name="P2">Term Project Progress Report</text:p>
      <text:p text:style-name="P1">Date Due: <text:span text:style-name="T3">3/31/14</text:span></text:p>
      <text:p text:style-name="P1">Instructor: Dr. Jun Zheng</text:p>
      <text:p text:style-name="P1"/>
      <text:p text:style-name="P3"><text:span text:style-name="T1"><text:tab/></text:span><text:span text:style-name="T2">For my Term Project I am doing a research survey of of phone sensors including accelerometer, GPS, magnometer, gyroscope, GPS and camera. <text:s/>I'm interested in these sensor's capabilities (raw-readings) and how one algorithmically increase their capacity for use, especially through combination. <text:s/>I have completed the accelerometer and magnometer section, including code samples for common ways to access and exploit their potential.</text:span></text:p>
      <text:p text:style-name="P3"><text:span text:style-name="T2"><text:tab/>I am also interested in the errors inherent in these sensors; most particularly how to minimize them, and understanding how these errors limit what we can achieve in terms app capability. <text:s/>For instanstce, the accelerometer and gyroscope can have large errors attached their readings, but together using certain algorithmic filters we can calculate things like the angle we have rotated around an axis (x, y, or z). <text:s/>Minimizing this error can help with applications such as augmented reality, which experience certain limitations on mobile phones. <text:s/>I am currently working on this section.</text:span></text:p>
      <text:p text:style-name="P3"><text:span text:style-name="T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ans-serif"/>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Nimbus Sans L" fo:font-family="'Nimbus Sans 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2-19T09:52:02.509974065</meta:creation-date>
    <dc:date>2014-03-31T09:41:27.013024639</dc:date>
    <meta:editing-duration>PT26M51S</meta:editing-duration>
    <meta:editing-cycles>4</meta:editing-cycles>
    <meta:generator>LibreOffice/4.2.2.1$Linux_X86_64 LibreOffice_project/420m0$Build-1</meta:generator>
    <meta:document-statistic meta:table-count="0" meta:image-count="0" meta:object-count="0" meta:page-count="1" meta:paragraph-count="7" meta:word-count="168" meta:character-count="1111" meta:non-whitespace-character-count="943"/>
  </office:meta>
</office:document-meta>
</file>